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6" style:family="paragraph" style:parent-style-name="Standard">
      <style:text-properties officeooo:paragraph-rsid="000db36f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P8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9" style:family="paragraph" style:parent-style-name="Standard">
      <style:text-properties style:use-window-font-color="true" loext:opacity="0%" style:font-name="Liberation Serif" fo:font-size="12pt" fo:font-weight="normal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fa00b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T11" style:family="text">
      <style:text-properties officeooo:rsid="003add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W</text:span><text:span text:style-name="T7">eb Services - Client</text:span><text:span text:style-name="T5">: </text:span><text:span text:style-name="T6">Módulo 0</text:span><text:span text:style-name="T9">3</text:span><text:span text:style-name="T6"> - </text:span><text:span text:style-name="T5">Atividade 0</text:span><text:span text:style-name="T7">1</text:span></text:p>
      <text:p text:style-name="P3"/>
      <text:p text:style-name="P7">Demonstre como fazer as quatro operações de CRUD e suas rotas para obter o recurso de um livro que está no estoque de uma livraria. Um livro possui informações como nome, autor e ISBN.</text:p>
      <text:p text:style-name="P7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4T20:31:03.418149653</dc:date>
    <meta:editing-duration>PT9H17M2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2" meta:paragraph-count="3" meta:word-count="47" meta:character-count="261" meta:non-whitespace-character-count="217"/>
  </office:meta>
</office:document-meta>
</file>